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36.74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30.39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3.6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ategory" style:data-style-name="N0"/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2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cannon-su.2017-12-11.21.35.28.p10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GF/s</text:p>
          </table:table-cell>
          <table:table-cell office:value-type="string" calcext:value-type="string">
            <text:p>t_mult_ms</text:p>
          </table:table-cell>
          <table:table-cell office:value-type="string" calcext:value-type="string">
            <text:p>t_comm_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069" calcext:value-type="float">
            <text:p>415.069</text:p>
          </table:table-cell>
          <table:table-cell office:value-type="float" office:value="73.534" calcext:value-type="float">
            <text:p>73.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163" calcext:value-type="float">
            <text:p>415.163</text:p>
          </table:table-cell>
          <table:table-cell office:value-type="float" office:value="34.179" calcext:value-type="float">
            <text:p>34.1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4.974" calcext:value-type="float">
            <text:p>414.974</text:p>
          </table:table-cell>
          <table:table-cell office:value-type="float" office:value="30.253" calcext:value-type="float">
            <text:p>30.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154" calcext:value-type="float">
            <text:p>415.154</text:p>
          </table:table-cell>
          <table:table-cell office:value-type="float" office:value="43.413" calcext:value-type="float">
            <text:p>43.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101" calcext:value-type="float">
            <text:p>415.101</text:p>
          </table:table-cell>
          <table:table-cell office:value-type="float" office:value="40.875" calcext:value-type="float">
            <text:p>40.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8" calcext:value-type="float">
            <text:p>5.18</text:p>
          </table:table-cell>
          <table:table-cell office:value-type="float" office:value="414.968" calcext:value-type="float">
            <text:p>414.968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4.994" calcext:value-type="float">
            <text:p>414.994</text:p>
          </table:table-cell>
          <table:table-cell office:value-type="float" office:value="38.733" calcext:value-type="float">
            <text:p>38.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025" calcext:value-type="float">
            <text:p>415.025</text:p>
          </table:table-cell>
          <table:table-cell office:value-type="float" office:value="33.075" calcext:value-type="float">
            <text:p>33.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8" calcext:value-type="float">
            <text:p>5.18</text:p>
          </table:table-cell>
          <table:table-cell office:value-type="float" office:value="414.9" calcext:value-type="float">
            <text:p>414.9</text:p>
          </table:table-cell>
          <table:table-cell office:value-type="float" office:value="46.248" calcext:value-type="float">
            <text:p>46.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17" calcext:value-type="float">
            <text:p>5.17</text:p>
          </table:table-cell>
          <table:table-cell office:value-type="float" office:value="415.132" calcext:value-type="float">
            <text:p>415.132</text:p>
          </table:table-cell>
          <table:table-cell office:value-type="float" office:value="34.467" calcext:value-type="float">
            <text:p>34.4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3" calcext:value-type="float">
            <text:p>5.13</text:p>
          </table:table-cell>
          <table:table-cell office:value-type="float" office:value="6.547" calcext:value-type="float">
            <text:p>6.547</text:p>
          </table:table-cell>
          <table:table-cell office:value-type="float" office:value="48.045" calcext:value-type="float">
            <text:p>48.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2" calcext:value-type="float">
            <text:p>6.512</text:p>
          </table:table-cell>
          <table:table-cell office:value-type="float" office:value="10.427" calcext:value-type="float">
            <text:p>10.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4" calcext:value-type="float">
            <text:p>5.14</text:p>
          </table:table-cell>
          <table:table-cell office:value-type="float" office:value="6.527" calcext:value-type="float">
            <text:p>6.527</text:p>
          </table:table-cell>
          <table:table-cell office:value-type="float" office:value="8.912" calcext:value-type="float">
            <text:p>8.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9" calcext:value-type="float">
            <text:p>6.519</text:p>
          </table:table-cell>
          <table:table-cell office:value-type="float" office:value="10.898" calcext:value-type="float">
            <text:p>10.8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9" calcext:value-type="float">
            <text:p>6.519</text:p>
          </table:table-cell>
          <table:table-cell office:value-type="float" office:value="8.523" calcext:value-type="float">
            <text:p>8.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2" calcext:value-type="float">
            <text:p>6.512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8" calcext:value-type="float">
            <text:p>6.518</text:p>
          </table:table-cell>
          <table:table-cell office:value-type="float" office:value="8.348" calcext:value-type="float">
            <text:p>8.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2" calcext:value-type="float">
            <text:p>6.52</text:p>
          </table:table-cell>
          <table:table-cell office:value-type="float" office:value="8.337" calcext:value-type="float">
            <text:p>8.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9" calcext:value-type="float">
            <text:p>6.519</text:p>
          </table:table-cell>
          <table:table-cell office:value-type="float" office:value="8.196" calcext:value-type="float">
            <text:p>8.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4" calcext:value-type="float">
            <text:p>5.14</text:p>
          </table:table-cell>
          <table:table-cell office:value-type="float" office:value="6.523" calcext:value-type="float">
            <text:p>6.523</text:p>
          </table:table-cell>
          <table:table-cell office:value-type="float" office:value="8.104" calcext:value-type="float">
            <text:p>8.1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4.757" calcext:value-type="float">
            <text:p>24414.757</text:p>
          </table:table-cell>
          <table:table-cell office:value-type="float" office:value="272.37" calcext:value-type="float">
            <text:p>272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1.045" calcext:value-type="float">
            <text:p>24411.045</text:p>
          </table:table-cell>
          <table:table-cell office:value-type="float" office:value="215.695" calcext:value-type="float">
            <text:p>215.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1.188" calcext:value-type="float">
            <text:p>24411.188</text:p>
          </table:table-cell>
          <table:table-cell office:value-type="float" office:value="188.368" calcext:value-type="float">
            <text:p>188.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0.85" calcext:value-type="float">
            <text:p>24400.85</text:p>
          </table:table-cell>
          <table:table-cell office:value-type="float" office:value="242.688" calcext:value-type="float">
            <text:p>242.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0.178" calcext:value-type="float">
            <text:p>24400.178</text:p>
          </table:table-cell>
          <table:table-cell office:value-type="float" office:value="220.416" calcext:value-type="float">
            <text:p>220.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3.135" calcext:value-type="float">
            <text:p>24403.135</text:p>
          </table:table-cell>
          <table:table-cell office:value-type="float" office:value="212.252" calcext:value-type="float">
            <text:p>212.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0.317" calcext:value-type="float">
            <text:p>24400.317</text:p>
          </table:table-cell>
          <table:table-cell office:value-type="float" office:value="202.59" calcext:value-type="float">
            <text:p>202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2.484" calcext:value-type="float">
            <text:p>24412.484</text:p>
          </table:table-cell>
          <table:table-cell office:value-type="float" office:value="217.464" calcext:value-type="float">
            <text:p>217.4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17.163" calcext:value-type="float">
            <text:p>24417.163</text:p>
          </table:table-cell>
          <table:table-cell office:value-type="float" office:value="225.252" calcext:value-type="float">
            <text:p>225.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3" calcext:value-type="float">
            <text:p>5.63</text:p>
          </table:table-cell>
          <table:table-cell office:value-type="float" office:value="24401.428" calcext:value-type="float">
            <text:p>24401.428</text:p>
          </table:table-cell>
          <table:table-cell office:value-type="float" office:value="231.672" calcext:value-type="float">
            <text:p>231.6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935" calcext:value-type="float">
            <text:p>381.935</text:p>
          </table:table-cell>
          <table:table-cell office:value-type="float" office:value="249.639" calcext:value-type="float">
            <text:p>249.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57" calcext:value-type="float">
            <text:p>381.857</text:p>
          </table:table-cell>
          <table:table-cell office:value-type="float" office:value="209.7" calcext:value-type="float">
            <text:p>209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41" calcext:value-type="float">
            <text:p>381.841</text:p>
          </table:table-cell>
          <table:table-cell office:value-type="float" office:value="202.399" calcext:value-type="float">
            <text:p>202.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89" calcext:value-type="float">
            <text:p>381.889</text:p>
          </table:table-cell>
          <table:table-cell office:value-type="float" office:value="184.438" calcext:value-type="float">
            <text:p>184.4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81" calcext:value-type="float">
            <text:p>381.881</text:p>
          </table:table-cell>
          <table:table-cell office:value-type="float" office:value="194.731" calcext:value-type="float">
            <text:p>194.7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75" calcext:value-type="float">
            <text:p>381.875</text:p>
          </table:table-cell>
          <table:table-cell office:value-type="float" office:value="196.595" calcext:value-type="float">
            <text:p>196.5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915" calcext:value-type="float">
            <text:p>381.915</text:p>
          </table:table-cell>
          <table:table-cell office:value-type="float" office:value="190.106" calcext:value-type="float">
            <text:p>190.1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79" calcext:value-type="float">
            <text:p>381.879</text:p>
          </table:table-cell>
          <table:table-cell office:value-type="float" office:value="182.364" calcext:value-type="float">
            <text:p>182.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7" calcext:value-type="float">
            <text:p>381.87</text:p>
          </table:table-cell>
          <table:table-cell office:value-type="float" office:value="203.843" calcext:value-type="float">
            <text:p>203.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2" calcext:value-type="float">
            <text:p>5.62</text:p>
          </table:table-cell>
          <table:table-cell office:value-type="float" office:value="381.856" calcext:value-type="float">
            <text:p>381.856</text:p>
          </table:table-cell>
          <table:table-cell office:value-type="float" office:value="192.435" calcext:value-type="float">
            <text:p>192.4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78" calcext:value-type="float">
            <text:p>4.78</text:p>
          </table:table-cell>
          <table:table-cell office:value-type="float" office:value="7.015" calcext:value-type="float">
            <text:p>7.015</text:p>
          </table:table-cell>
          <table:table-cell office:value-type="float" office:value="96.166" calcext:value-type="float">
            <text:p>96.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76" calcext:value-type="float">
            <text:p>4.76</text:p>
          </table:table-cell>
          <table:table-cell office:value-type="float" office:value="7.05" calcext:value-type="float">
            <text:p>7.05</text:p>
          </table:table-cell>
          <table:table-cell office:value-type="float" office:value="54.381" calcext:value-type="float">
            <text:p>54.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3" calcext:value-type="float">
            <text:p>5.13</text:p>
          </table:table-cell>
          <table:table-cell office:value-type="float" office:value="6.538" calcext:value-type="float">
            <text:p>6.538</text:p>
          </table:table-cell>
          <table:table-cell office:value-type="float" office:value="51.138" calcext:value-type="float">
            <text:p>51.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3" calcext:value-type="float">
            <text:p>5.13</text:p>
          </table:table-cell>
          <table:table-cell office:value-type="float" office:value="6.538" calcext:value-type="float">
            <text:p>6.538</text:p>
          </table:table-cell>
          <table:table-cell office:value-type="float" office:value="55.787" calcext:value-type="float">
            <text:p>55.7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01" calcext:value-type="float">
            <text:p>5.01</text:p>
          </table:table-cell>
          <table:table-cell office:value-type="float" office:value="6.693" calcext:value-type="float">
            <text:p>6.693</text:p>
          </table:table-cell>
          <table:table-cell office:value-type="float" office:value="45.944" calcext:value-type="float">
            <text:p>45.9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09" calcext:value-type="float">
            <text:p>5.09</text:p>
          </table:table-cell>
          <table:table-cell office:value-type="float" office:value="6.597" calcext:value-type="float">
            <text:p>6.597</text:p>
          </table:table-cell>
          <table:table-cell office:value-type="float" office:value="36.217" calcext:value-type="float">
            <text:p>36.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4" calcext:value-type="float">
            <text:p>6.514</text:p>
          </table:table-cell>
          <table:table-cell office:value-type="float" office:value="35.472" calcext:value-type="float">
            <text:p>35.4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5" calcext:value-type="float">
            <text:p>5.15</text:p>
          </table:table-cell>
          <table:table-cell office:value-type="float" office:value="6.517" calcext:value-type="float">
            <text:p>6.517</text:p>
          </table:table-cell>
          <table:table-cell office:value-type="float" office:value="42.554" calcext:value-type="float">
            <text:p>42.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95" calcext:value-type="float">
            <text:p>4.95</text:p>
          </table:table-cell>
          <table:table-cell office:value-type="float" office:value="6.772" calcext:value-type="float">
            <text:p>6.772</text:p>
          </table:table-cell>
          <table:table-cell office:value-type="float" office:value="38.305" calcext:value-type="float">
            <text:p>38.3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5.13" calcext:value-type="float">
            <text:p>5.13</text:p>
          </table:table-cell>
          <table:table-cell office:value-type="float" office:value="6.535" calcext:value-type="float">
            <text:p>6.535</text:p>
          </table:table-cell>
          <table:table-cell office:value-type="float" office:value="37.891" calcext:value-type="float">
            <text:p>37.8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4.404" calcext:value-type="float">
            <text:p>24204.404</text:p>
          </table:table-cell>
          <table:table-cell office:value-type="float" office:value="1001.757" calcext:value-type="float">
            <text:p>1001.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4.976" calcext:value-type="float">
            <text:p>24204.976</text:p>
          </table:table-cell>
          <table:table-cell office:value-type="float" office:value="942.748" calcext:value-type="float">
            <text:p>942.7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2.621" calcext:value-type="float">
            <text:p>24202.621</text:p>
          </table:table-cell>
          <table:table-cell office:value-type="float" office:value="871.809" calcext:value-type="float">
            <text:p>871.8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4.94" calcext:value-type="float">
            <text:p>24204.94</text:p>
          </table:table-cell>
          <table:table-cell office:value-type="float" office:value="897.949" calcext:value-type="float">
            <text:p>897.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184.229" calcext:value-type="float">
            <text:p>24184.229</text:p>
          </table:table-cell>
          <table:table-cell office:value-type="float" office:value="849.596" calcext:value-type="float">
            <text:p>849.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3.956" calcext:value-type="float">
            <text:p>24203.956</text:p>
          </table:table-cell>
          <table:table-cell office:value-type="float" office:value="816.987" calcext:value-type="float">
            <text:p>816.9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185.59" calcext:value-type="float">
            <text:p>24185.59</text:p>
          </table:table-cell>
          <table:table-cell office:value-type="float" office:value="898.191" calcext:value-type="float">
            <text:p>898.1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04.668" calcext:value-type="float">
            <text:p>24204.668</text:p>
          </table:table-cell>
          <table:table-cell office:value-type="float" office:value="825.53" calcext:value-type="float">
            <text:p>825.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185.888" calcext:value-type="float">
            <text:p>24185.888</text:p>
          </table:table-cell>
          <table:table-cell office:value-type="float" office:value="796.217" calcext:value-type="float">
            <text:p>796.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184.161" calcext:value-type="float">
            <text:p>24184.161</text:p>
          </table:table-cell>
          <table:table-cell office:value-type="float" office:value="898.708" calcext:value-type="float">
            <text:p>898.70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457" calcext:value-type="float">
            <text:p>391.457</text:p>
          </table:table-cell>
          <table:table-cell office:value-type="float" office:value="1896.487" calcext:value-type="float">
            <text:p>1896.4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245" calcext:value-type="float">
            <text:p>391.245</text:p>
          </table:table-cell>
          <table:table-cell office:value-type="float" office:value="1669.043" calcext:value-type="float">
            <text:p>1669.0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182" calcext:value-type="float">
            <text:p>391.182</text:p>
          </table:table-cell>
          <table:table-cell office:value-type="float" office:value="1986.43" calcext:value-type="float">
            <text:p>1986.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34" calcext:value-type="float">
            <text:p>391.34</text:p>
          </table:table-cell>
          <table:table-cell office:value-type="float" office:value="1923.14" calcext:value-type="float">
            <text:p>1923.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294" calcext:value-type="float">
            <text:p>391.294</text:p>
          </table:table-cell>
          <table:table-cell office:value-type="float" office:value="1791.514" calcext:value-type="float">
            <text:p>1791.5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432" calcext:value-type="float">
            <text:p>391.432</text:p>
          </table:table-cell>
          <table:table-cell office:value-type="float" office:value="1868.15" calcext:value-type="float">
            <text:p>1868.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16" calcext:value-type="float">
            <text:p>391.16</text:p>
          </table:table-cell>
          <table:table-cell office:value-type="float" office:value="1852.126" calcext:value-type="float">
            <text:p>1852.1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251" calcext:value-type="float">
            <text:p>391.251</text:p>
          </table:table-cell>
          <table:table-cell office:value-type="float" office:value="1740.723" calcext:value-type="float">
            <text:p>1740.7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9" calcext:value-type="float">
            <text:p>5.49</text:p>
          </table:table-cell>
          <table:table-cell office:value-type="float" office:value="391.34" calcext:value-type="float">
            <text:p>391.34</text:p>
          </table:table-cell>
          <table:table-cell office:value-type="float" office:value="1813.359" calcext:value-type="float">
            <text:p>1813.3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8" calcext:value-type="float">
            <text:p>5.48</text:p>
          </table:table-cell>
          <table:table-cell office:value-type="float" office:value="391.539" calcext:value-type="float">
            <text:p>391.539</text:p>
          </table:table-cell>
          <table:table-cell office:value-type="float" office:value="1806.197" calcext:value-type="float">
            <text:p>1806.1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99.247" calcext:value-type="float">
            <text:p>1541299.247</text:p>
          </table:table-cell>
          <table:table-cell office:value-type="float" office:value="30705.432" calcext:value-type="float">
            <text:p>30705.4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62.803" calcext:value-type="float">
            <text:p>1541262.803</text:p>
          </table:table-cell>
          <table:table-cell office:value-type="float" office:value="30598.664" calcext:value-type="float">
            <text:p>30598.6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72.607" calcext:value-type="float">
            <text:p>1541272.607</text:p>
          </table:table-cell>
          <table:table-cell office:value-type="float" office:value="30745.787" calcext:value-type="float">
            <text:p>30745.7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39.567" calcext:value-type="float">
            <text:p>1541239.567</text:p>
          </table:table-cell>
          <table:table-cell office:value-type="float" office:value="30183.489" calcext:value-type="float">
            <text:p>30183.4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72.353" calcext:value-type="float">
            <text:p>1541272.353</text:p>
          </table:table-cell>
          <table:table-cell office:value-type="float" office:value="29838.024" calcext:value-type="float">
            <text:p>29838.0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65.149" calcext:value-type="float">
            <text:p>1541265.149</text:p>
          </table:table-cell>
          <table:table-cell office:value-type="float" office:value="30518.09" calcext:value-type="float">
            <text:p>30518.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30.996" calcext:value-type="float">
            <text:p>1541230.996</text:p>
          </table:table-cell>
          <table:table-cell office:value-type="float" office:value="30164.562" calcext:value-type="float">
            <text:p>30164.5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46.634" calcext:value-type="float">
            <text:p>1541246.634</text:p>
          </table:table-cell>
          <table:table-cell office:value-type="float" office:value="29718.903" calcext:value-type="float">
            <text:p>29718.9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326.843" calcext:value-type="float">
            <text:p>1541326.843</text:p>
          </table:table-cell>
          <table:table-cell office:value-type="float" office:value="30055.759" calcext:value-type="float">
            <text:p>30055.7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796093022208" calcext:value-type="float">
            <text:p>8796093022208</text:p>
          </table:table-cell>
          <table:table-cell office:value-type="float" office:value="5.71" calcext:value-type="float">
            <text:p>5.71</text:p>
          </table:table-cell>
          <table:table-cell office:value-type="float" office:value="1541266.078" calcext:value-type="float">
            <text:p>1541266.078</text:p>
          </table:table-cell>
          <table:table-cell office:value-type="float" office:value="30196.712" calcext:value-type="float">
            <text:p>30196.7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49" calcext:value-type="float">
            <text:p>16.149</text:p>
          </table:table-cell>
          <table:table-cell office:value-type="float" office:value="510.822" calcext:value-type="float">
            <text:p>510.822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7" calcext:value-type="float">
            <text:p>2.07</text:p>
          </table:table-cell>
          <table:table-cell office:value-type="float" office:value="16.22" calcext:value-type="float">
            <text:p>16.22</text:p>
          </table:table-cell>
          <table:table-cell office:value-type="float" office:value="506.974" calcext:value-type="float">
            <text:p>506.974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52" calcext:value-type="float">
            <text:p>16.152</text:p>
          </table:table-cell>
          <table:table-cell office:value-type="float" office:value="479.722" calcext:value-type="float">
            <text:p>479.722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39" calcext:value-type="float">
            <text:p>16.139</text:p>
          </table:table-cell>
          <table:table-cell office:value-type="float" office:value="490.48" calcext:value-type="float">
            <text:p>490.48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3" calcext:value-type="float">
            <text:p>16.13</text:p>
          </table:table-cell>
          <table:table-cell office:value-type="float" office:value="434.439" calcext:value-type="float">
            <text:p>434.439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096" calcext:value-type="float">
            <text:p>16.096</text:p>
          </table:table-cell>
          <table:table-cell office:value-type="float" office:value="424.312" calcext:value-type="float">
            <text:p>424.312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9" calcext:value-type="float">
            <text:p>2.09</text:p>
          </table:table-cell>
          <table:table-cell office:value-type="float" office:value="16.046" calcext:value-type="float">
            <text:p>16.046</text:p>
          </table:table-cell>
          <table:table-cell office:value-type="float" office:value="344.834" calcext:value-type="float">
            <text:p>344.834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03" calcext:value-type="float">
            <text:p>16.103</text:p>
          </table:table-cell>
          <table:table-cell office:value-type="float" office:value="372.685" calcext:value-type="float">
            <text:p>372.685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24" calcext:value-type="float">
            <text:p>16.124</text:p>
          </table:table-cell>
          <table:table-cell office:value-type="float" office:value="415.628" calcext:value-type="float">
            <text:p>415.628</text:p>
          </table:table-cell>
        </table:table-row>
        <table:table-row table:style-name="ro1">
          <table:table-cell table:number-columns-repeated="4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2.08" calcext:value-type="float">
            <text:p>2.08</text:p>
          </table:table-cell>
          <table:table-cell office:value-type="float" office:value="16.154" calcext:value-type="float">
            <text:p>16.154</text:p>
          </table:table-cell>
          <table:table-cell office:value-type="float" office:value="478.862" calcext:value-type="float">
            <text:p>478.8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5.754" calcext:value-type="float">
            <text:p>24145.754</text:p>
          </table:table-cell>
          <table:table-cell office:value-type="float" office:value="7457.916" calcext:value-type="float">
            <text:p>7457.9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5.738" calcext:value-type="float">
            <text:p>24145.738</text:p>
          </table:table-cell>
          <table:table-cell office:value-type="float" office:value="7164.15" calcext:value-type="float">
            <text:p>7164.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4.367" calcext:value-type="float">
            <text:p>24144.367</text:p>
          </table:table-cell>
          <table:table-cell office:value-type="float" office:value="7288.648" calcext:value-type="float">
            <text:p>7288.6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3.123" calcext:value-type="float">
            <text:p>24143.123</text:p>
          </table:table-cell>
          <table:table-cell office:value-type="float" office:value="7471.659" calcext:value-type="float">
            <text:p>7471.6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7.6" calcext:value-type="float">
            <text:p>24147.6</text:p>
          </table:table-cell>
          <table:table-cell office:value-type="float" office:value="7316.294" calcext:value-type="float">
            <text:p>7316.2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4.373" calcext:value-type="float">
            <text:p>24144.373</text:p>
          </table:table-cell>
          <table:table-cell office:value-type="float" office:value="7397.375" calcext:value-type="float">
            <text:p>7397.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6.767" calcext:value-type="float">
            <text:p>24146.767</text:p>
          </table:table-cell>
          <table:table-cell office:value-type="float" office:value="7357.628" calcext:value-type="float">
            <text:p>7357.6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9.928" calcext:value-type="float">
            <text:p>24149.928</text:p>
          </table:table-cell>
          <table:table-cell office:value-type="float" office:value="7423.957" calcext:value-type="float">
            <text:p>7423.9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5.11" calcext:value-type="float">
            <text:p>24145.11</text:p>
          </table:table-cell>
          <table:table-cell office:value-type="float" office:value="7187.649" calcext:value-type="float">
            <text:p>7187.6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5.577" calcext:value-type="float">
            <text:p>24145.577</text:p>
          </table:table-cell>
          <table:table-cell office:value-type="float" office:value="7272.136" calcext:value-type="float">
            <text:p>7272.1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614" calcext:value-type="float">
            <text:p>389.614</text:p>
          </table:table-cell>
          <table:table-cell office:value-type="float" office:value="142.704" calcext:value-type="float">
            <text:p>142.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5" calcext:value-type="float">
            <text:p>5.55</text:p>
          </table:table-cell>
          <table:table-cell office:value-type="float" office:value="386.594" calcext:value-type="float">
            <text:p>386.594</text:p>
          </table:table-cell>
          <table:table-cell office:value-type="float" office:value="84.041" calcext:value-type="float">
            <text:p>84.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7" calcext:value-type="float">
            <text:p>5.47</text:p>
          </table:table-cell>
          <table:table-cell office:value-type="float" office:value="392.453" calcext:value-type="float">
            <text:p>392.453</text:p>
          </table:table-cell>
          <table:table-cell office:value-type="float" office:value="89.267" calcext:value-type="float">
            <text:p>89.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583" calcext:value-type="float">
            <text:p>389.583</text:p>
          </table:table-cell>
          <table:table-cell office:value-type="float" office:value="73.646" calcext:value-type="float">
            <text:p>73.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63" calcext:value-type="float">
            <text:p>389.63</text:p>
          </table:table-cell>
          <table:table-cell office:value-type="float" office:value="88.265" calcext:value-type="float">
            <text:p>88.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448" calcext:value-type="float">
            <text:p>389.448</text:p>
          </table:table-cell>
          <table:table-cell office:value-type="float" office:value="95.925" calcext:value-type="float">
            <text:p>95.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46" calcext:value-type="float">
            <text:p>389.46</text:p>
          </table:table-cell>
          <table:table-cell office:value-type="float" office:value="78.574" calcext:value-type="float">
            <text:p>78.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545" calcext:value-type="float">
            <text:p>389.545</text:p>
          </table:table-cell>
          <table:table-cell office:value-type="float" office:value="83.672" calcext:value-type="float">
            <text:p>83.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47" calcext:value-type="float">
            <text:p>5.47</text:p>
          </table:table-cell>
          <table:table-cell office:value-type="float" office:value="392.3" calcext:value-type="float">
            <text:p>392.3</text:p>
          </table:table-cell>
          <table:table-cell office:value-type="float" office:value="70.396" calcext:value-type="float">
            <text:p>70.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51" calcext:value-type="float">
            <text:p>5.51</text:p>
          </table:table-cell>
          <table:table-cell office:value-type="float" office:value="389.635" calcext:value-type="float">
            <text:p>389.635</text:p>
          </table:table-cell>
          <table:table-cell office:value-type="float" office:value="70.435" calcext:value-type="float">
            <text:p>70.4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7" calcext:value-type="float">
            <text:p>4.27</text:p>
          </table:table-cell>
          <table:table-cell office:value-type="float" office:value="7.853" calcext:value-type="float">
            <text:p>7.853</text:p>
          </table:table-cell>
          <table:table-cell office:value-type="float" office:value="56.785" calcext:value-type="float">
            <text:p>56.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12" calcext:value-type="float">
            <text:p>4.12</text:p>
          </table:table-cell>
          <table:table-cell office:value-type="float" office:value="8.141" calcext:value-type="float">
            <text:p>8.141</text:p>
          </table:table-cell>
          <table:table-cell office:value-type="float" office:value="17.218" calcext:value-type="float">
            <text:p>17.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21" calcext:value-type="float">
            <text:p>7.821</text:p>
          </table:table-cell>
          <table:table-cell office:value-type="float" office:value="17.036" calcext:value-type="float">
            <text:p>17.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44" calcext:value-type="float">
            <text:p>4.44</text:p>
          </table:table-cell>
          <table:table-cell office:value-type="float" office:value="7.557" calcext:value-type="float">
            <text:p>7.557</text:p>
          </table:table-cell>
          <table:table-cell office:value-type="float" office:value="17.843" calcext:value-type="float">
            <text:p>17.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17" calcext:value-type="float">
            <text:p>7.817</text:p>
          </table:table-cell>
          <table:table-cell office:value-type="float" office:value="17.668" calcext:value-type="float">
            <text:p>17.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15" calcext:value-type="float">
            <text:p>7.815</text:p>
          </table:table-cell>
          <table:table-cell office:value-type="float" office:value="17.458" calcext:value-type="float">
            <text:p>17.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44" calcext:value-type="float">
            <text:p>4.44</text:p>
          </table:table-cell>
          <table:table-cell office:value-type="float" office:value="7.561" calcext:value-type="float">
            <text:p>7.561</text:p>
          </table:table-cell>
          <table:table-cell office:value-type="float" office:value="17.124" calcext:value-type="float">
            <text:p>17.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44" calcext:value-type="float">
            <text:p>4.44</text:p>
          </table:table-cell>
          <table:table-cell office:value-type="float" office:value="7.557" calcext:value-type="float">
            <text:p>7.557</text:p>
          </table:table-cell>
          <table:table-cell office:value-type="float" office:value="20.401" calcext:value-type="float">
            <text:p>20.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19" calcext:value-type="float">
            <text:p>7.819</text:p>
          </table:table-cell>
          <table:table-cell office:value-type="float" office:value="17.004" calcext:value-type="float">
            <text:p>17.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8" calcext:value-type="float">
            <text:p>4.28</text:p>
          </table:table-cell>
          <table:table-cell office:value-type="float" office:value="7.839" calcext:value-type="float">
            <text:p>7.839</text:p>
          </table:table-cell>
          <table:table-cell office:value-type="float" office:value="22.476" calcext:value-type="float">
            <text:p>22.4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7" calcext:value-type="float">
            <text:p>5.67</text:p>
          </table:table-cell>
          <table:table-cell office:value-type="float" office:value="24222.138" calcext:value-type="float">
            <text:p>24222.138</text:p>
          </table:table-cell>
          <table:table-cell office:value-type="float" office:value="446.449" calcext:value-type="float">
            <text:p>446.4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7" calcext:value-type="float">
            <text:p>5.67</text:p>
          </table:table-cell>
          <table:table-cell office:value-type="float" office:value="24221.05" calcext:value-type="float">
            <text:p>24221.05</text:p>
          </table:table-cell>
          <table:table-cell office:value-type="float" office:value="393.043" calcext:value-type="float">
            <text:p>393.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4.112" calcext:value-type="float">
            <text:p>24214.112</text:p>
          </table:table-cell>
          <table:table-cell office:value-type="float" office:value="408.692" calcext:value-type="float">
            <text:p>408.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6.415" calcext:value-type="float">
            <text:p>24216.415</text:p>
          </table:table-cell>
          <table:table-cell office:value-type="float" office:value="404.819" calcext:value-type="float">
            <text:p>404.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2.896" calcext:value-type="float">
            <text:p>24212.896</text:p>
          </table:table-cell>
          <table:table-cell office:value-type="float" office:value="374.222" calcext:value-type="float">
            <text:p>374.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4.875" calcext:value-type="float">
            <text:p>24214.875</text:p>
          </table:table-cell>
          <table:table-cell office:value-type="float" office:value="375.659" calcext:value-type="float">
            <text:p>375.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6" calcext:value-type="float">
            <text:p>5.66</text:p>
          </table:table-cell>
          <table:table-cell office:value-type="float" office:value="24295.177" calcext:value-type="float">
            <text:p>24295.177</text:p>
          </table:table-cell>
          <table:table-cell office:value-type="float" office:value="416.991" calcext:value-type="float">
            <text:p>416.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7" calcext:value-type="float">
            <text:p>5.67</text:p>
          </table:table-cell>
          <table:table-cell office:value-type="float" office:value="24218.809" calcext:value-type="float">
            <text:p>24218.809</text:p>
          </table:table-cell>
          <table:table-cell office:value-type="float" office:value="362.559" calcext:value-type="float">
            <text:p>362.5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6" calcext:value-type="float">
            <text:p>5.66</text:p>
          </table:table-cell>
          <table:table-cell office:value-type="float" office:value="24293.929" calcext:value-type="float">
            <text:p>24293.929</text:p>
          </table:table-cell>
          <table:table-cell office:value-type="float" office:value="377.575" calcext:value-type="float">
            <text:p>377.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8" calcext:value-type="float">
            <text:p>5.68</text:p>
          </table:table-cell>
          <table:table-cell office:value-type="float" office:value="24215.1" calcext:value-type="float">
            <text:p>24215.1</text:p>
          </table:table-cell>
          <table:table-cell office:value-type="float" office:value="375.393" calcext:value-type="float">
            <text:p>375.3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139" calcext:value-type="float">
            <text:p>383.139</text:p>
          </table:table-cell>
          <table:table-cell office:value-type="float" office:value="663.501" calcext:value-type="float">
            <text:p>663.5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68" calcext:value-type="float">
            <text:p>383.68</text:p>
          </table:table-cell>
          <table:table-cell office:value-type="float" office:value="582.797" calcext:value-type="float">
            <text:p>582.7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3.109" calcext:value-type="float">
            <text:p>383.109</text:p>
          </table:table-cell>
          <table:table-cell office:value-type="float" office:value="575.778" calcext:value-type="float">
            <text:p>575.7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3.055" calcext:value-type="float">
            <text:p>383.055</text:p>
          </table:table-cell>
          <table:table-cell office:value-type="float" office:value="550.208" calcext:value-type="float">
            <text:p>550.2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205" calcext:value-type="float">
            <text:p>383.205</text:p>
          </table:table-cell>
          <table:table-cell office:value-type="float" office:value="517.669" calcext:value-type="float">
            <text:p>517.6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384" calcext:value-type="float">
            <text:p>383.384</text:p>
          </table:table-cell>
          <table:table-cell office:value-type="float" office:value="538.902" calcext:value-type="float">
            <text:p>538.9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2.816" calcext:value-type="float">
            <text:p>382.816</text:p>
          </table:table-cell>
          <table:table-cell office:value-type="float" office:value="548.13" calcext:value-type="float">
            <text:p>548.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2.51" calcext:value-type="float">
            <text:p>382.51</text:p>
          </table:table-cell>
          <table:table-cell office:value-type="float" office:value="571.961" calcext:value-type="float">
            <text:p>571.9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1" calcext:value-type="float">
            <text:p>5.61</text:p>
          </table:table-cell>
          <table:table-cell office:value-type="float" office:value="383.081" calcext:value-type="float">
            <text:p>383.081</text:p>
          </table:table-cell>
          <table:table-cell office:value-type="float" office:value="560.089" calcext:value-type="float">
            <text:p>560.0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5.6" calcext:value-type="float">
            <text:p>5.6</text:p>
          </table:table-cell>
          <table:table-cell office:value-type="float" office:value="383.687" calcext:value-type="float">
            <text:p>383.687</text:p>
          </table:table-cell>
          <table:table-cell office:value-type="float" office:value="534.908" calcext:value-type="float">
            <text:p>534.90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7" calcext:value-type="float">
            <text:p>4.27</text:p>
          </table:table-cell>
          <table:table-cell office:value-type="float" office:value="7.85" calcext:value-type="float">
            <text:p>7.85</text:p>
          </table:table-cell>
          <table:table-cell office:value-type="float" office:value="191.441" calcext:value-type="float">
            <text:p>191.4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5" calcext:value-type="float">
            <text:p>4.25</text:p>
          </table:table-cell>
          <table:table-cell office:value-type="float" office:value="7.901" calcext:value-type="float">
            <text:p>7.901</text:p>
          </table:table-cell>
          <table:table-cell office:value-type="float" office:value="152.026" calcext:value-type="float">
            <text:p>152.0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3" calcext:value-type="float">
            <text:p>4.3</text:p>
          </table:table-cell>
          <table:table-cell office:value-type="float" office:value="7.812" calcext:value-type="float">
            <text:p>7.812</text:p>
          </table:table-cell>
          <table:table-cell office:value-type="float" office:value="145.231" calcext:value-type="float">
            <text:p>145.2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3" calcext:value-type="float">
            <text:p>4.23</text:p>
          </table:table-cell>
          <table:table-cell office:value-type="float" office:value="7.94" calcext:value-type="float">
            <text:p>7.94</text:p>
          </table:table-cell>
          <table:table-cell office:value-type="float" office:value="156.15" calcext:value-type="float">
            <text:p>156.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9" calcext:value-type="float">
            <text:p>4.29</text:p>
          </table:table-cell>
          <table:table-cell office:value-type="float" office:value="7.823" calcext:value-type="float">
            <text:p>7.823</text:p>
          </table:table-cell>
          <table:table-cell office:value-type="float" office:value="146.602" calcext:value-type="float">
            <text:p>146.6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4" calcext:value-type="float">
            <text:p>4.24</text:p>
          </table:table-cell>
          <table:table-cell office:value-type="float" office:value="7.907" calcext:value-type="float">
            <text:p>7.907</text:p>
          </table:table-cell>
          <table:table-cell office:value-type="float" office:value="155.596" calcext:value-type="float">
            <text:p>155.5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2" calcext:value-type="float">
            <text:p>4.22</text:p>
          </table:table-cell>
          <table:table-cell office:value-type="float" office:value="7.949" calcext:value-type="float">
            <text:p>7.949</text:p>
          </table:table-cell>
          <table:table-cell office:value-type="float" office:value="150.421" calcext:value-type="float">
            <text:p>150.4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6" calcext:value-type="float">
            <text:p>4.26</text:p>
          </table:table-cell>
          <table:table-cell office:value-type="float" office:value="7.87" calcext:value-type="float">
            <text:p>7.87</text:p>
          </table:table-cell>
          <table:table-cell office:value-type="float" office:value="146.953" calcext:value-type="float">
            <text:p>146.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6" calcext:value-type="float">
            <text:p>4.26</text:p>
          </table:table-cell>
          <table:table-cell office:value-type="float" office:value="7.884" calcext:value-type="float">
            <text:p>7.884</text:p>
          </table:table-cell>
          <table:table-cell office:value-type="float" office:value="129.428" calcext:value-type="float">
            <text:p>129.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.26" calcext:value-type="float">
            <text:p>4.26</text:p>
          </table:table-cell>
          <table:table-cell office:value-type="float" office:value="7.881" calcext:value-type="float">
            <text:p>7.881</text:p>
          </table:table-cell>
          <table:table-cell office:value-type="float" office:value="146.587" calcext:value-type="float">
            <text:p>146.58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33.612" calcext:value-type="float">
            <text:p>24133.612</text:p>
          </table:table-cell>
          <table:table-cell office:value-type="float" office:value="2263.172" calcext:value-type="float">
            <text:p>2263.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29.056" calcext:value-type="float">
            <text:p>24129.056</text:p>
          </table:table-cell>
          <table:table-cell office:value-type="float" office:value="2118.7" calcext:value-type="float">
            <text:p>2118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28.512" calcext:value-type="float">
            <text:p>24128.512</text:p>
          </table:table-cell>
          <table:table-cell office:value-type="float" office:value="2214.967" calcext:value-type="float">
            <text:p>2214.9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29.467" calcext:value-type="float">
            <text:p>24129.467</text:p>
          </table:table-cell>
          <table:table-cell office:value-type="float" office:value="2139.43" calcext:value-type="float">
            <text:p>2139.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28.833" calcext:value-type="float">
            <text:p>24128.833</text:p>
          </table:table-cell>
          <table:table-cell office:value-type="float" office:value="2255.73" calcext:value-type="float">
            <text:p>2255.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33.942" calcext:value-type="float">
            <text:p>24133.942</text:p>
          </table:table-cell>
          <table:table-cell office:value-type="float" office:value="2229.806" calcext:value-type="float">
            <text:p>2229.8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33.639" calcext:value-type="float">
            <text:p>24133.639</text:p>
          </table:table-cell>
          <table:table-cell office:value-type="float" office:value="2171.488" calcext:value-type="float">
            <text:p>2171.4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43.05" calcext:value-type="float">
            <text:p>24143.05</text:p>
          </table:table-cell>
          <table:table-cell office:value-type="float" office:value="2258.401" calcext:value-type="float">
            <text:p>2258.4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69" calcext:value-type="float">
            <text:p>5.69</text:p>
          </table:table-cell>
          <table:table-cell office:value-type="float" office:value="24138.911" calcext:value-type="float">
            <text:p>24138.911</text:p>
          </table:table-cell>
          <table:table-cell office:value-type="float" office:value="2045.635" calcext:value-type="float">
            <text:p>2045.6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7438953472" calcext:value-type="float">
            <text:p>137438953472</text:p>
          </table:table-cell>
          <table:table-cell office:value-type="float" office:value="5.7" calcext:value-type="float">
            <text:p>5.7</text:p>
          </table:table-cell>
          <table:table-cell office:value-type="float" office:value="24133.01" calcext:value-type="float">
            <text:p>24133.01</text:p>
          </table:table-cell>
          <table:table-cell office:value-type="float" office:value="2212.958" calcext:value-type="float">
            <text:p>2212.958</text:p>
          </table:table-cell>
        </table:table-row>
      </table:table>
      <table:table table:name="Pivot Table_cannon-su.2017-12-11.21.35.28.p100_1" table:style-name="ta1">
        <table:table-column table:style-name="co9" table:default-cell-style-name="ce5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0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0"/>
        <table:table-column table:style-name="co9" table:default-cell-style-name="ce11"/>
        <table:table-column table:style-name="co9" table:number-columns-repeated="3" table:default-cell-style-name="ce16"/>
        <table:table-column table:style-name="co9" table:default-cell-style-name="ce26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p</text:p>
          </table:table-cell>
          <table:table-cell table:style-name="ce18" table:number-columns-repeated="12"/>
          <table:table-cell table:style-name="ce22"/>
        </table:table-row>
        <table:table-row table:style-name="ro1">
          <table:table-cell table:style-name="ce2"/>
          <table:table-cell table:style-name="ce8" office:value-type="string" calcext:value-type="string">
            <text:p>Average - GF/s</text:p>
          </table:table-cell>
          <table:table-cell table:style-name="ce13" table:number-columns-repeated="4"/>
          <table:table-cell table:style-name="ce13" office:value-type="string" calcext:value-type="string">
            <text:p>Average - t_mult_ms</text:p>
          </table:table-cell>
          <table:table-cell table:style-name="ce13" table:number-columns-repeated="4"/>
          <table:table-cell table:style-name="ce13" office:value-type="string" calcext:value-type="string">
            <text:p>Average - t_comm_ms</text:p>
          </table:table-cell>
          <table:table-cell table:style-name="ce13" table:number-columns-repeated="3"/>
          <table:table-cell table:style-name="ce23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4" calcext:value-type="float">
            <text:p>64</text:p>
          </table:table-cell>
          <table:table-cell table:style-name="ce24" office:value-type="float" office:value="256" calcext:value-type="float">
            <text:p>256</text:p>
          </table:table-cell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0" office:value-type="float" office:value="5.146" calcext:value-type="float">
            <text:p>5.146</text:p>
          </table:table-cell>
          <table:table-cell table:style-name="ce15" office:value-type="float" office:value="4.315" calcext:value-type="float">
            <text:p>4.315</text:p>
          </table:table-cell>
          <table:table-cell table:style-name="ce15" office:value-type="float" office:value="5.028" calcext:value-type="float">
            <text:p>5.028</text:p>
          </table:table-cell>
          <table:table-cell table:style-name="ce15" office:value-type="float" office:value="4.258" calcext:value-type="float">
            <text:p>4.258</text:p>
          </table:table-cell>
          <table:table-cell table:style-name="ce19" office:value-type="float" office:value="2.08" calcext:value-type="float">
            <text:p>2.08</text:p>
          </table:table-cell>
          <table:table-cell table:style-name="ce10" office:value-type="float" office:value="6.5216" calcext:value-type="float">
            <text:p>6.5216</text:p>
          </table:table-cell>
          <table:table-cell table:style-name="ce15" office:value-type="float" office:value="7.778" calcext:value-type="float">
            <text:p>7.778</text:p>
          </table:table-cell>
          <table:table-cell table:style-name="ce15" office:value-type="float" office:value="6.6769" calcext:value-type="float">
            <text:p>6.6769</text:p>
          </table:table-cell>
          <table:table-cell table:style-name="ce15" office:value-type="float" office:value="7.8817" calcext:value-type="float">
            <text:p>7.8817</text:p>
          </table:table-cell>
          <table:table-cell table:style-name="ce19" office:value-type="float" office:value="16.1313" calcext:value-type="float">
            <text:p>16.1313</text:p>
          </table:table-cell>
          <table:table-cell table:style-name="ce10" office:value-type="float" office:value="12.7947" calcext:value-type="float">
            <text:p>12.7947</text:p>
          </table:table-cell>
          <table:table-cell table:style-name="ce15" office:value-type="float" office:value="22.1013" calcext:value-type="float">
            <text:p>22.1013</text:p>
          </table:table-cell>
          <table:table-cell table:style-name="ce15" office:value-type="float" office:value="49.3855" calcext:value-type="float">
            <text:p>49.3855</text:p>
          </table:table-cell>
          <table:table-cell table:style-name="ce15" office:value-type="float" office:value="152.0435" calcext:value-type="float">
            <text:p>152.0435</text:p>
          </table:table-cell>
          <table:table-cell table:style-name="ce25" office:value-type="float" office:value="445.8758" calcext:value-type="float">
            <text:p>445.87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.172" calcext:value-type="float">
            <text:p>5.172</text:p>
          </table:table-cell>
          <table:table-cell office:value-type="float" office:value="5.506" calcext:value-type="float">
            <text:p>5.506</text:p>
          </table:table-cell>
          <table:table-cell office:value-type="float" office:value="5.62" calcext:value-type="float">
            <text:p>5.62</text:p>
          </table:table-cell>
          <table:table-cell office:value-type="float" office:value="5.605" calcext:value-type="float">
            <text:p>5.605</text:p>
          </table:table-cell>
          <table:table-cell office:value-type="float" office:value="5.489" calcext:value-type="float">
            <text:p>5.489</text:p>
          </table:table-cell>
          <table:table-cell office:value-type="float" office:value="415.048" calcext:value-type="float">
            <text:p>415.048</text:p>
          </table:table-cell>
          <table:table-cell office:value-type="float" office:value="389.8262" calcext:value-type="float">
            <text:p>389.8262</text:p>
          </table:table-cell>
          <table:table-cell office:value-type="float" office:value="381.8798" calcext:value-type="float">
            <text:p>381.8798</text:p>
          </table:table-cell>
          <table:table-cell office:value-type="float" office:value="383.1666" calcext:value-type="float">
            <text:p>383.1666</text:p>
          </table:table-cell>
          <table:table-cell office:value-type="float" office:value="391.324" calcext:value-type="float">
            <text:p>391.324</text:p>
          </table:table-cell>
          <table:table-cell office:value-type="float" office:value="41.0477" calcext:value-type="float">
            <text:p>41.0477</text:p>
          </table:table-cell>
          <table:table-cell office:value-type="float" office:value="87.6925" calcext:value-type="float">
            <text:p>87.6925</text:p>
          </table:table-cell>
          <table:table-cell office:value-type="float" office:value="200.625" calcext:value-type="float">
            <text:p>200.625</text:p>
          </table:table-cell>
          <table:table-cell office:value-type="float" office:value="564.3943" calcext:value-type="float">
            <text:p>564.3943</text:p>
          </table:table-cell>
          <table:table-cell office:value-type="float" office:value="1834.7169" calcext:value-type="float">
            <text:p>1834.716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.63" calcext:value-type="float">
            <text:p>5.63</text:p>
          </table:table-cell>
          <table:table-cell office:value-type="float" office:value="5.673" calcext:value-type="float">
            <text:p>5.673</text:p>
          </table:table-cell>
          <table:table-cell office:value-type="float" office:value="5.68" calcext:value-type="float">
            <text:p>5.68</text:p>
          </table:table-cell>
          <table:table-cell office:value-type="float" office:value="5.695" calcext:value-type="float">
            <text:p>5.695</text:p>
          </table:table-cell>
          <table:table-cell office:value-type="float" office:value="5.69" calcext:value-type="float">
            <text:p>5.69</text:p>
          </table:table-cell>
          <table:table-cell office:value-type="float" office:value="24407.2545" calcext:value-type="float">
            <text:p>24407.2545</text:p>
          </table:table-cell>
          <table:table-cell office:value-type="float" office:value="24232.4501" calcext:value-type="float">
            <text:p>24232.4501</text:p>
          </table:table-cell>
          <table:table-cell office:value-type="float" office:value="24196.5433" calcext:value-type="float">
            <text:p>24196.5433</text:p>
          </table:table-cell>
          <table:table-cell office:value-type="float" office:value="24133.2032" calcext:value-type="float">
            <text:p>24133.2032</text:p>
          </table:table-cell>
          <table:table-cell office:value-type="float" office:value="24145.8337" calcext:value-type="float">
            <text:p>24145.8337</text:p>
          </table:table-cell>
          <table:table-cell office:value-type="float" office:value="222.8767" calcext:value-type="float">
            <text:p>222.8767</text:p>
          </table:table-cell>
          <table:table-cell office:value-type="float" office:value="393.5402" calcext:value-type="float">
            <text:p>393.5402</text:p>
          </table:table-cell>
          <table:table-cell office:value-type="float" office:value="879.9492" calcext:value-type="float">
            <text:p>879.9492</text:p>
          </table:table-cell>
          <table:table-cell office:value-type="float" office:value="2191.0287" calcext:value-type="float">
            <text:p>2191.0287</text:p>
          </table:table-cell>
          <table:table-cell office:value-type="float" office:value="7333.7412" calcext:value-type="float">
            <text:p>7333.7412</text:p>
          </table:table-cell>
        </table:table-row>
        <table:table-row table:style-name="ro1">
          <table:table-cell table:style-name="ce6" office:value-type="float" office:value="16384" calcext:value-type="float">
            <text:p>16384</text:p>
          </table:table-cell>
          <table:table-cell table:style-name="ce12"/>
          <table:table-cell table:style-name="ce17" table:number-columns-repeated="3"/>
          <table:table-cell table:style-name="ce21" office:value-type="float" office:value="5.71" calcext:value-type="float">
            <text:p>5.71</text:p>
          </table:table-cell>
          <table:table-cell table:style-name="ce12"/>
          <table:table-cell table:style-name="ce17" table:number-columns-repeated="3"/>
          <table:table-cell table:style-name="ce21" office:value-type="float" office:value="1541268.2277" calcext:value-type="float">
            <text:p>1541268.2277</text:p>
          </table:table-cell>
          <table:table-cell table:style-name="ce12"/>
          <table:table-cell table:style-name="ce17" table:number-columns-repeated="3"/>
          <table:table-cell table:style-name="ce27" office:value-type="float" office:value="30272.5422" calcext:value-type="float">
            <text:p>30272.5422</text:p>
          </table:table-cell>
        </table:table-row>
      </table:table>
      <table:named-expressions/>
      <table:data-pilot-tables>
        <table:data-pilot-table table:name="DataPilot1" table:application-data="" table:target-range-address="'Pivot Table_cannon-su.2017-12-11.21.35.28.p100_1'.A1:'Pivot Table_cannon-su.2017-12-11.21.35.28.p100_1'.P7" table:buttons="'Pivot Table_cannon-su.2017-12-11.21.35.28.p100_1'.A3 'Pivot Table_cannon-su.2017-12-11.21.35.28.p100_1'.B1 'Pivot Table_cannon-su.2017-12-11.21.35.28.p100_1'.C1" table:grand-total="none" table:show-filter-button="false" table:drill-down-on-double-click="false">
          <table:source-cell-range table:cell-range-address="'cannon-su.2017-12-11.21.35.28.p100'.A1:'cannon-su.2017-12-11.21.35.28.p100'.J1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256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" table:orientation="row" table:used-hierarchy="0" table:function="auto">
            <table:data-pilot-level table:show-empty="false" calcext:repeat-item-labels="false">
              <table:data-pilot-members>
                <table:data-pilot-member table:name="256" table:display="true" table:show-details="true"/>
                <table:data-pilot-member table:name="1024" table:display="true" table:show-details="true"/>
                <table:data-pilot-member table:name="4096" table:display="true" table:show-details="true"/>
                <table:data-pilot-member table:name="16384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F/s" table:orientation="data" table:used-hierarchy="0" table:function="average">
            <table:data-pilot-level table:show-empty="false" calcext:repeat-item-labels="false">
              <table:data-pilot-members>
                <table:data-pilot-member table:name="2.07" table:display="true" table:show-details="true"/>
                <table:data-pilot-member table:name="2.08" table:display="true" table:show-details="true"/>
                <table:data-pilot-member table:name="2.09" table:display="true" table:show-details="true"/>
                <table:data-pilot-member table:name="4.1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4" table:display="true" table:show-details="true"/>
                <table:data-pilot-member table:name="4.25" table:display="true" table:show-details="true"/>
                <table:data-pilot-member table:name="4.26" table:display="true" table:show-details="true"/>
                <table:data-pilot-member table:name="4.27" table:display="true" table:show-details="true"/>
                <table:data-pilot-member table:name="4.28" table:display="true" table:show-details="true"/>
                <table:data-pilot-member table:name="4.29" table:display="true" table:show-details="true"/>
                <table:data-pilot-member table:name="4.3" table:display="true" table:show-details="true"/>
                <table:data-pilot-member table:name="4.44" table:display="true" table:show-details="true"/>
                <table:data-pilot-member table:name="4.76" table:display="true" table:show-details="true"/>
                <table:data-pilot-member table:name="4.78" table:display="true" table:show-details="true"/>
                <table:data-pilot-member table:name="4.95" table:display="true" table:show-details="true"/>
                <table:data-pilot-member table:name="5.01" table:display="true" table:show-details="true"/>
                <table:data-pilot-member table:name="5.09" table:display="true" table:show-details="true"/>
                <table:data-pilot-member table:name="5.13" table:display="true" table:show-details="true"/>
                <table:data-pilot-member table:name="5.14" table:display="true" table:show-details="true"/>
                <table:data-pilot-member table:name="5.15" table:display="true" table:show-details="true"/>
                <table:data-pilot-member table:name="5.17" table:display="true" table:show-details="true"/>
                <table:data-pilot-member table:name="5.18" table:display="true" table:show-details="true"/>
                <table:data-pilot-member table:name="5.47" table:display="true" table:show-details="true"/>
                <table:data-pilot-member table:name="5.48" table:display="true" table:show-details="true"/>
                <table:data-pilot-member table:name="5.49" table:display="true" table:show-details="true"/>
                <table:data-pilot-member table:name="5.51" table:display="true" table:show-details="true"/>
                <table:data-pilot-member table:name="5.55" table:display="true" table:show-details="true"/>
                <table:data-pilot-member table:name="5.6" table:display="true" table:show-details="true"/>
                <table:data-pilot-member table:name="5.61" table:display="true" table:show-details="true"/>
                <table:data-pilot-member table:name="5.62" table:display="true" table:show-details="true"/>
                <table:data-pilot-member table:name="5.63" table:display="true" table:show-details="true"/>
                <table:data-pilot-member table:name="5.66" table:display="true" table:show-details="true"/>
                <table:data-pilot-member table:name="5.67" table:display="true" table:show-details="true"/>
                <table:data-pilot-member table:name="5.68" table:display="true" table:show-details="true"/>
                <table:data-pilot-member table:name="5.69" table:display="true" table:show-details="true"/>
                <table:data-pilot-member table:name="5.7" table:display="true" table:show-details="true"/>
                <table:data-pilot-member table:name="5.7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_mult_ms" table:orientation="data" table:used-hierarchy="0" table:function="average">
            <table:data-pilot-level table:show-empty="false" calcext:repeat-item-labels="false">
              <table:data-pilot-members>
                <table:data-pilot-member table:name="6.512" table:display="true" table:show-details="true"/>
                <table:data-pilot-member table:name="6.514" table:display="true" table:show-details="true"/>
                <table:data-pilot-member table:name="6.517" table:display="true" table:show-details="true"/>
                <table:data-pilot-member table:name="6.518" table:display="true" table:show-details="true"/>
                <table:data-pilot-member table:name="6.519" table:display="true" table:show-details="true"/>
                <table:data-pilot-member table:name="6.52" table:display="true" table:show-details="true"/>
                <table:data-pilot-member table:name="6.523" table:display="true" table:show-details="true"/>
                <table:data-pilot-member table:name="6.527" table:display="true" table:show-details="true"/>
                <table:data-pilot-member table:name="6.535" table:display="true" table:show-details="true"/>
                <table:data-pilot-member table:name="6.538" table:display="true" table:show-details="true"/>
                <table:data-pilot-member table:name="6.547" table:display="true" table:show-details="true"/>
                <table:data-pilot-member table:name="6.597" table:display="true" table:show-details="true"/>
                <table:data-pilot-member table:name="6.693" table:display="true" table:show-details="true"/>
                <table:data-pilot-member table:name="6.772" table:display="true" table:show-details="true"/>
                <table:data-pilot-member table:name="7.015" table:display="true" table:show-details="true"/>
                <table:data-pilot-member table:name="7.05" table:display="true" table:show-details="true"/>
                <table:data-pilot-member table:name="7.557" table:display="true" table:show-details="true"/>
                <table:data-pilot-member table:name="7.561" table:display="true" table:show-details="true"/>
                <table:data-pilot-member table:name="7.812" table:display="true" table:show-details="true"/>
                <table:data-pilot-member table:name="7.815" table:display="true" table:show-details="true"/>
                <table:data-pilot-member table:name="7.817" table:display="true" table:show-details="true"/>
                <table:data-pilot-member table:name="7.819" table:display="true" table:show-details="true"/>
                <table:data-pilot-member table:name="7.821" table:display="true" table:show-details="true"/>
                <table:data-pilot-member table:name="7.823" table:display="true" table:show-details="true"/>
                <table:data-pilot-member table:name="7.839" table:display="true" table:show-details="true"/>
                <table:data-pilot-member table:name="7.85" table:display="true" table:show-details="true"/>
                <table:data-pilot-member table:name="7.853" table:display="true" table:show-details="true"/>
                <table:data-pilot-member table:name="7.87" table:display="true" table:show-details="true"/>
                <table:data-pilot-member table:name="7.881" table:display="true" table:show-details="true"/>
                <table:data-pilot-member table:name="7.884" table:display="true" table:show-details="true"/>
                <table:data-pilot-member table:name="7.901" table:display="true" table:show-details="true"/>
                <table:data-pilot-member table:name="7.907" table:display="true" table:show-details="true"/>
                <table:data-pilot-member table:name="7.94" table:display="true" table:show-details="true"/>
                <table:data-pilot-member table:name="7.949" table:display="true" table:show-details="true"/>
                <table:data-pilot-member table:name="8.141" table:display="true" table:show-details="true"/>
                <table:data-pilot-member table:name="16.046" table:display="true" table:show-details="true"/>
                <table:data-pilot-member table:name="16.096" table:display="true" table:show-details="true"/>
                <table:data-pilot-member table:name="16.103" table:display="true" table:show-details="true"/>
                <table:data-pilot-member table:name="16.124" table:display="true" table:show-details="true"/>
                <table:data-pilot-member table:name="16.13" table:display="true" table:show-details="true"/>
                <table:data-pilot-member table:name="16.139" table:display="true" table:show-details="true"/>
                <table:data-pilot-member table:name="16.149" table:display="true" table:show-details="true"/>
                <table:data-pilot-member table:name="16.152" table:display="true" table:show-details="true"/>
                <table:data-pilot-member table:name="16.154" table:display="true" table:show-details="true"/>
                <table:data-pilot-member table:name="16.22" table:display="true" table:show-details="true"/>
                <table:data-pilot-member table:name="381.841" table:display="true" table:show-details="true"/>
                <table:data-pilot-member table:name="381.856" table:display="true" table:show-details="true"/>
                <table:data-pilot-member table:name="381.857" table:display="true" table:show-details="true"/>
                <table:data-pilot-member table:name="381.87" table:display="true" table:show-details="true"/>
                <table:data-pilot-member table:name="381.875" table:display="true" table:show-details="true"/>
                <table:data-pilot-member table:name="381.879" table:display="true" table:show-details="true"/>
                <table:data-pilot-member table:name="381.881" table:display="true" table:show-details="true"/>
                <table:data-pilot-member table:name="381.889" table:display="true" table:show-details="true"/>
                <table:data-pilot-member table:name="381.915" table:display="true" table:show-details="true"/>
                <table:data-pilot-member table:name="381.935" table:display="true" table:show-details="true"/>
                <table:data-pilot-member table:name="382.51" table:display="true" table:show-details="true"/>
                <table:data-pilot-member table:name="382.816" table:display="true" table:show-details="true"/>
                <table:data-pilot-member table:name="383.055" table:display="true" table:show-details="true"/>
                <table:data-pilot-member table:name="383.081" table:display="true" table:show-details="true"/>
                <table:data-pilot-member table:name="383.109" table:display="true" table:show-details="true"/>
                <table:data-pilot-member table:name="383.139" table:display="true" table:show-details="true"/>
                <table:data-pilot-member table:name="383.205" table:display="true" table:show-details="true"/>
                <table:data-pilot-member table:name="383.384" table:display="true" table:show-details="true"/>
                <table:data-pilot-member table:name="383.68" table:display="true" table:show-details="true"/>
                <table:data-pilot-member table:name="383.687" table:display="true" table:show-details="true"/>
                <table:data-pilot-member table:name="386.594" table:display="true" table:show-details="true"/>
                <table:data-pilot-member table:name="389.448" table:display="true" table:show-details="true"/>
                <table:data-pilot-member table:name="389.46" table:display="true" table:show-details="true"/>
                <table:data-pilot-member table:name="389.545" table:display="true" table:show-details="true"/>
                <table:data-pilot-member table:name="389.583" table:display="true" table:show-details="true"/>
                <table:data-pilot-member table:name="389.614" table:display="true" table:show-details="true"/>
                <table:data-pilot-member table:name="389.63" table:display="true" table:show-details="true"/>
                <table:data-pilot-member table:name="389.635" table:display="true" table:show-details="true"/>
                <table:data-pilot-member table:name="391.16" table:display="true" table:show-details="true"/>
                <table:data-pilot-member table:name="391.182" table:display="true" table:show-details="true"/>
                <table:data-pilot-member table:name="391.245" table:display="true" table:show-details="true"/>
                <table:data-pilot-member table:name="391.251" table:display="true" table:show-details="true"/>
                <table:data-pilot-member table:name="391.294" table:display="true" table:show-details="true"/>
                <table:data-pilot-member table:name="391.34" table:display="true" table:show-details="true"/>
                <table:data-pilot-member table:name="391.432" table:display="true" table:show-details="true"/>
                <table:data-pilot-member table:name="391.457" table:display="true" table:show-details="true"/>
                <table:data-pilot-member table:name="391.539" table:display="true" table:show-details="true"/>
                <table:data-pilot-member table:name="392.3" table:display="true" table:show-details="true"/>
                <table:data-pilot-member table:name="392.453" table:display="true" table:show-details="true"/>
                <table:data-pilot-member table:name="414.9" table:display="true" table:show-details="true"/>
                <table:data-pilot-member table:name="414.968" table:display="true" table:show-details="true"/>
                <table:data-pilot-member table:name="414.974" table:display="true" table:show-details="true"/>
                <table:data-pilot-member table:name="414.994" table:display="true" table:show-details="true"/>
                <table:data-pilot-member table:name="415.025" table:display="true" table:show-details="true"/>
                <table:data-pilot-member table:name="415.069" table:display="true" table:show-details="true"/>
                <table:data-pilot-member table:name="415.101" table:display="true" table:show-details="true"/>
                <table:data-pilot-member table:name="415.132" table:display="true" table:show-details="true"/>
                <table:data-pilot-member table:name="415.154" table:display="true" table:show-details="true"/>
                <table:data-pilot-member table:name="415.163" table:display="true" table:show-details="true"/>
                <table:data-pilot-member table:name="24128.512" table:display="true" table:show-details="true"/>
                <table:data-pilot-member table:name="24128.833" table:display="true" table:show-details="true"/>
                <table:data-pilot-member table:name="24129.056" table:display="true" table:show-details="true"/>
                <table:data-pilot-member table:name="24129.467" table:display="true" table:show-details="true"/>
                <table:data-pilot-member table:name="24133.01" table:display="true" table:show-details="true"/>
                <table:data-pilot-member table:name="24133.612" table:display="true" table:show-details="true"/>
                <table:data-pilot-member table:name="24133.639" table:display="true" table:show-details="true"/>
                <table:data-pilot-member table:name="24133.942" table:display="true" table:show-details="true"/>
                <table:data-pilot-member table:name="24138.911" table:display="true" table:show-details="true"/>
                <table:data-pilot-member table:name="24143.05" table:display="true" table:show-details="true"/>
                <table:data-pilot-member table:name="24143.123" table:display="true" table:show-details="true"/>
                <table:data-pilot-member table:name="24144.367" table:display="true" table:show-details="true"/>
                <table:data-pilot-member table:name="24144.373" table:display="true" table:show-details="true"/>
                <table:data-pilot-member table:name="24145.11" table:display="true" table:show-details="true"/>
                <table:data-pilot-member table:name="24145.577" table:display="true" table:show-details="true"/>
                <table:data-pilot-member table:name="24145.738" table:display="true" table:show-details="true"/>
                <table:data-pilot-member table:name="24145.754" table:display="true" table:show-details="true"/>
                <table:data-pilot-member table:name="24146.767" table:display="true" table:show-details="true"/>
                <table:data-pilot-member table:name="24147.6" table:display="true" table:show-details="true"/>
                <table:data-pilot-member table:name="24149.928" table:display="true" table:show-details="true"/>
                <table:data-pilot-member table:name="24184.161" table:display="true" table:show-details="true"/>
                <table:data-pilot-member table:name="24184.229" table:display="true" table:show-details="true"/>
                <table:data-pilot-member table:name="24185.59" table:display="true" table:show-details="true"/>
                <table:data-pilot-member table:name="24185.888" table:display="true" table:show-details="true"/>
                <table:data-pilot-member table:name="24202.621" table:display="true" table:show-details="true"/>
                <table:data-pilot-member table:name="24203.956" table:display="true" table:show-details="true"/>
                <table:data-pilot-member table:name="24204.404" table:display="true" table:show-details="true"/>
                <table:data-pilot-member table:name="24204.668" table:display="true" table:show-details="true"/>
                <table:data-pilot-member table:name="24204.94" table:display="true" table:show-details="true"/>
                <table:data-pilot-member table:name="24204.976" table:display="true" table:show-details="true"/>
                <table:data-pilot-member table:name="24212.896" table:display="true" table:show-details="true"/>
                <table:data-pilot-member table:name="24214.112" table:display="true" table:show-details="true"/>
                <table:data-pilot-member table:name="24214.875" table:display="true" table:show-details="true"/>
                <table:data-pilot-member table:name="24215.1" table:display="true" table:show-details="true"/>
                <table:data-pilot-member table:name="24216.415" table:display="true" table:show-details="true"/>
                <table:data-pilot-member table:name="24218.809" table:display="true" table:show-details="true"/>
                <table:data-pilot-member table:name="24221.05" table:display="true" table:show-details="true"/>
                <table:data-pilot-member table:name="24222.138" table:display="true" table:show-details="true"/>
                <table:data-pilot-member table:name="24293.929" table:display="true" table:show-details="true"/>
                <table:data-pilot-member table:name="24295.177" table:display="true" table:show-details="true"/>
                <table:data-pilot-member table:name="24400.178" table:display="true" table:show-details="true"/>
                <table:data-pilot-member table:name="24400.317" table:display="true" table:show-details="true"/>
                <table:data-pilot-member table:name="24400.85" table:display="true" table:show-details="true"/>
                <table:data-pilot-member table:name="24401.428" table:display="true" table:show-details="true"/>
                <table:data-pilot-member table:name="24403.135" table:display="true" table:show-details="true"/>
                <table:data-pilot-member table:name="24411.045" table:display="true" table:show-details="true"/>
                <table:data-pilot-member table:name="24411.188" table:display="true" table:show-details="true"/>
                <table:data-pilot-member table:name="24412.484" table:display="true" table:show-details="true"/>
                <table:data-pilot-member table:name="24414.757" table:display="true" table:show-details="true"/>
                <table:data-pilot-member table:name="24417.163" table:display="true" table:show-details="true"/>
                <table:data-pilot-member table:name="1541230.996" table:display="true" table:show-details="true"/>
                <table:data-pilot-member table:name="1541239.567" table:display="true" table:show-details="true"/>
                <table:data-pilot-member table:name="1541246.634" table:display="true" table:show-details="true"/>
                <table:data-pilot-member table:name="1541262.803" table:display="true" table:show-details="true"/>
                <table:data-pilot-member table:name="1541265.149" table:display="true" table:show-details="true"/>
                <table:data-pilot-member table:name="1541266.078" table:display="true" table:show-details="true"/>
                <table:data-pilot-member table:name="1541272.353" table:display="true" table:show-details="true"/>
                <table:data-pilot-member table:name="1541272.607" table:display="true" table:show-details="true"/>
                <table:data-pilot-member table:name="1541299.247" table:display="true" table:show-details="true"/>
                <table:data-pilot-member table:name="1541326.8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_comm_ms" table:orientation="data" table:used-hierarchy="0" table:function="average">
            <table:data-pilot-level table:show-empty="false" calcext:repeat-item-labels="false">
              <table:data-pilot-members>
                <table:data-pilot-member table:name="8.104" table:display="true" table:show-details="true"/>
                <table:data-pilot-member table:name="8.157" table:display="true" table:show-details="true"/>
                <table:data-pilot-member table:name="8.196" table:display="true" table:show-details="true"/>
                <table:data-pilot-member table:name="8.337" table:display="true" table:show-details="true"/>
                <table:data-pilot-member table:name="8.348" table:display="true" table:show-details="true"/>
                <table:data-pilot-member table:name="8.523" table:display="true" table:show-details="true"/>
                <table:data-pilot-member table:name="8.912" table:display="true" table:show-details="true"/>
                <table:data-pilot-member table:name="10.427" table:display="true" table:show-details="true"/>
                <table:data-pilot-member table:name="10.898" table:display="true" table:show-details="true"/>
                <table:data-pilot-member table:name="17.004" table:display="true" table:show-details="true"/>
                <table:data-pilot-member table:name="17.036" table:display="true" table:show-details="true"/>
                <table:data-pilot-member table:name="17.124" table:display="true" table:show-details="true"/>
                <table:data-pilot-member table:name="17.218" table:display="true" table:show-details="true"/>
                <table:data-pilot-member table:name="17.458" table:display="true" table:show-details="true"/>
                <table:data-pilot-member table:name="17.668" table:display="true" table:show-details="true"/>
                <table:data-pilot-member table:name="17.843" table:display="true" table:show-details="true"/>
                <table:data-pilot-member table:name="20.401" table:display="true" table:show-details="true"/>
                <table:data-pilot-member table:name="22.476" table:display="true" table:show-details="true"/>
                <table:data-pilot-member table:name="30.253" table:display="true" table:show-details="true"/>
                <table:data-pilot-member table:name="33.075" table:display="true" table:show-details="true"/>
                <table:data-pilot-member table:name="34.179" table:display="true" table:show-details="true"/>
                <table:data-pilot-member table:name="34.467" table:display="true" table:show-details="true"/>
                <table:data-pilot-member table:name="35.472" table:display="true" table:show-details="true"/>
                <table:data-pilot-member table:name="35.7" table:display="true" table:show-details="true"/>
                <table:data-pilot-member table:name="36.217" table:display="true" table:show-details="true"/>
                <table:data-pilot-member table:name="37.891" table:display="true" table:show-details="true"/>
                <table:data-pilot-member table:name="38.305" table:display="true" table:show-details="true"/>
                <table:data-pilot-member table:name="38.733" table:display="true" table:show-details="true"/>
                <table:data-pilot-member table:name="40.875" table:display="true" table:show-details="true"/>
                <table:data-pilot-member table:name="42.554" table:display="true" table:show-details="true"/>
                <table:data-pilot-member table:name="43.413" table:display="true" table:show-details="true"/>
                <table:data-pilot-member table:name="45.944" table:display="true" table:show-details="true"/>
                <table:data-pilot-member table:name="46.248" table:display="true" table:show-details="true"/>
                <table:data-pilot-member table:name="48.045" table:display="true" table:show-details="true"/>
                <table:data-pilot-member table:name="51.138" table:display="true" table:show-details="true"/>
                <table:data-pilot-member table:name="54.381" table:display="true" table:show-details="true"/>
                <table:data-pilot-member table:name="55.787" table:display="true" table:show-details="true"/>
                <table:data-pilot-member table:name="56.785" table:display="true" table:show-details="true"/>
                <table:data-pilot-member table:name="70.396" table:display="true" table:show-details="true"/>
                <table:data-pilot-member table:name="70.435" table:display="true" table:show-details="true"/>
                <table:data-pilot-member table:name="73.534" table:display="true" table:show-details="true"/>
                <table:data-pilot-member table:name="73.646" table:display="true" table:show-details="true"/>
                <table:data-pilot-member table:name="78.574" table:display="true" table:show-details="true"/>
                <table:data-pilot-member table:name="83.672" table:display="true" table:show-details="true"/>
                <table:data-pilot-member table:name="84.041" table:display="true" table:show-details="true"/>
                <table:data-pilot-member table:name="88.265" table:display="true" table:show-details="true"/>
                <table:data-pilot-member table:name="89.267" table:display="true" table:show-details="true"/>
                <table:data-pilot-member table:name="95.925" table:display="true" table:show-details="true"/>
                <table:data-pilot-member table:name="96.166" table:display="true" table:show-details="true"/>
                <table:data-pilot-member table:name="129.428" table:display="true" table:show-details="true"/>
                <table:data-pilot-member table:name="142.704" table:display="true" table:show-details="true"/>
                <table:data-pilot-member table:name="145.231" table:display="true" table:show-details="true"/>
                <table:data-pilot-member table:name="146.587" table:display="true" table:show-details="true"/>
                <table:data-pilot-member table:name="146.602" table:display="true" table:show-details="true"/>
                <table:data-pilot-member table:name="146.953" table:display="true" table:show-details="true"/>
                <table:data-pilot-member table:name="150.421" table:display="true" table:show-details="true"/>
                <table:data-pilot-member table:name="152.026" table:display="true" table:show-details="true"/>
                <table:data-pilot-member table:name="155.596" table:display="true" table:show-details="true"/>
                <table:data-pilot-member table:name="156.15" table:display="true" table:show-details="true"/>
                <table:data-pilot-member table:name="182.364" table:display="true" table:show-details="true"/>
                <table:data-pilot-member table:name="184.438" table:display="true" table:show-details="true"/>
                <table:data-pilot-member table:name="188.368" table:display="true" table:show-details="true"/>
                <table:data-pilot-member table:name="190.106" table:display="true" table:show-details="true"/>
                <table:data-pilot-member table:name="191.441" table:display="true" table:show-details="true"/>
                <table:data-pilot-member table:name="192.435" table:display="true" table:show-details="true"/>
                <table:data-pilot-member table:name="194.731" table:display="true" table:show-details="true"/>
                <table:data-pilot-member table:name="196.595" table:display="true" table:show-details="true"/>
                <table:data-pilot-member table:name="202.399" table:display="true" table:show-details="true"/>
                <table:data-pilot-member table:name="202.59" table:display="true" table:show-details="true"/>
                <table:data-pilot-member table:name="203.843" table:display="true" table:show-details="true"/>
                <table:data-pilot-member table:name="209.7" table:display="true" table:show-details="true"/>
                <table:data-pilot-member table:name="212.252" table:display="true" table:show-details="true"/>
                <table:data-pilot-member table:name="215.695" table:display="true" table:show-details="true"/>
                <table:data-pilot-member table:name="217.464" table:display="true" table:show-details="true"/>
                <table:data-pilot-member table:name="220.416" table:display="true" table:show-details="true"/>
                <table:data-pilot-member table:name="225.252" table:display="true" table:show-details="true"/>
                <table:data-pilot-member table:name="231.672" table:display="true" table:show-details="true"/>
                <table:data-pilot-member table:name="242.688" table:display="true" table:show-details="true"/>
                <table:data-pilot-member table:name="249.639" table:display="true" table:show-details="true"/>
                <table:data-pilot-member table:name="272.37" table:display="true" table:show-details="true"/>
                <table:data-pilot-member table:name="344.834" table:display="true" table:show-details="true"/>
                <table:data-pilot-member table:name="362.559" table:display="true" table:show-details="true"/>
                <table:data-pilot-member table:name="372.685" table:display="true" table:show-details="true"/>
                <table:data-pilot-member table:name="374.222" table:display="true" table:show-details="true"/>
                <table:data-pilot-member table:name="375.393" table:display="true" table:show-details="true"/>
                <table:data-pilot-member table:name="375.659" table:display="true" table:show-details="true"/>
                <table:data-pilot-member table:name="377.575" table:display="true" table:show-details="true"/>
                <table:data-pilot-member table:name="393.043" table:display="true" table:show-details="true"/>
                <table:data-pilot-member table:name="404.819" table:display="true" table:show-details="true"/>
                <table:data-pilot-member table:name="408.692" table:display="true" table:show-details="true"/>
                <table:data-pilot-member table:name="415.628" table:display="true" table:show-details="true"/>
                <table:data-pilot-member table:name="416.991" table:display="true" table:show-details="true"/>
                <table:data-pilot-member table:name="424.312" table:display="true" table:show-details="true"/>
                <table:data-pilot-member table:name="434.439" table:display="true" table:show-details="true"/>
                <table:data-pilot-member table:name="446.449" table:display="true" table:show-details="true"/>
                <table:data-pilot-member table:name="478.862" table:display="true" table:show-details="true"/>
                <table:data-pilot-member table:name="479.722" table:display="true" table:show-details="true"/>
                <table:data-pilot-member table:name="490.48" table:display="true" table:show-details="true"/>
                <table:data-pilot-member table:name="506.974" table:display="true" table:show-details="true"/>
                <table:data-pilot-member table:name="510.822" table:display="true" table:show-details="true"/>
                <table:data-pilot-member table:name="517.669" table:display="true" table:show-details="true"/>
                <table:data-pilot-member table:name="534.908" table:display="true" table:show-details="true"/>
                <table:data-pilot-member table:name="538.902" table:display="true" table:show-details="true"/>
                <table:data-pilot-member table:name="548.13" table:display="true" table:show-details="true"/>
                <table:data-pilot-member table:name="550.208" table:display="true" table:show-details="true"/>
                <table:data-pilot-member table:name="560.089" table:display="true" table:show-details="true"/>
                <table:data-pilot-member table:name="571.961" table:display="true" table:show-details="true"/>
                <table:data-pilot-member table:name="575.778" table:display="true" table:show-details="true"/>
                <table:data-pilot-member table:name="582.797" table:display="true" table:show-details="true"/>
                <table:data-pilot-member table:name="663.501" table:display="true" table:show-details="true"/>
                <table:data-pilot-member table:name="796.217" table:display="true" table:show-details="true"/>
                <table:data-pilot-member table:name="816.987" table:display="true" table:show-details="true"/>
                <table:data-pilot-member table:name="825.53" table:display="true" table:show-details="true"/>
                <table:data-pilot-member table:name="849.596" table:display="true" table:show-details="true"/>
                <table:data-pilot-member table:name="871.809" table:display="true" table:show-details="true"/>
                <table:data-pilot-member table:name="897.949" table:display="true" table:show-details="true"/>
                <table:data-pilot-member table:name="898.191" table:display="true" table:show-details="true"/>
                <table:data-pilot-member table:name="898.708" table:display="true" table:show-details="true"/>
                <table:data-pilot-member table:name="942.748" table:display="true" table:show-details="true"/>
                <table:data-pilot-member table:name="1001.757" table:display="true" table:show-details="true"/>
                <table:data-pilot-member table:name="1669.043" table:display="true" table:show-details="true"/>
                <table:data-pilot-member table:name="1740.723" table:display="true" table:show-details="true"/>
                <table:data-pilot-member table:name="1791.514" table:display="true" table:show-details="true"/>
                <table:data-pilot-member table:name="1806.197" table:display="true" table:show-details="true"/>
                <table:data-pilot-member table:name="1813.359" table:display="true" table:show-details="true"/>
                <table:data-pilot-member table:name="1852.126" table:display="true" table:show-details="true"/>
                <table:data-pilot-member table:name="1868.15" table:display="true" table:show-details="true"/>
                <table:data-pilot-member table:name="1896.487" table:display="true" table:show-details="true"/>
                <table:data-pilot-member table:name="1923.14" table:display="true" table:show-details="true"/>
                <table:data-pilot-member table:name="1986.43" table:display="true" table:show-details="true"/>
                <table:data-pilot-member table:name="2045.635" table:display="true" table:show-details="true"/>
                <table:data-pilot-member table:name="2118.7" table:display="true" table:show-details="true"/>
                <table:data-pilot-member table:name="2139.43" table:display="true" table:show-details="true"/>
                <table:data-pilot-member table:name="2171.488" table:display="true" table:show-details="true"/>
                <table:data-pilot-member table:name="2212.958" table:display="true" table:show-details="true"/>
                <table:data-pilot-member table:name="2214.967" table:display="true" table:show-details="true"/>
                <table:data-pilot-member table:name="2229.806" table:display="true" table:show-details="true"/>
                <table:data-pilot-member table:name="2255.73" table:display="true" table:show-details="true"/>
                <table:data-pilot-member table:name="2258.401" table:display="true" table:show-details="true"/>
                <table:data-pilot-member table:name="2263.172" table:display="true" table:show-details="true"/>
                <table:data-pilot-member table:name="7164.15" table:display="true" table:show-details="true"/>
                <table:data-pilot-member table:name="7187.649" table:display="true" table:show-details="true"/>
                <table:data-pilot-member table:name="7272.136" table:display="true" table:show-details="true"/>
                <table:data-pilot-member table:name="7288.648" table:display="true" table:show-details="true"/>
                <table:data-pilot-member table:name="7316.294" table:display="true" table:show-details="true"/>
                <table:data-pilot-member table:name="7357.628" table:display="true" table:show-details="true"/>
                <table:data-pilot-member table:name="7397.375" table:display="true" table:show-details="true"/>
                <table:data-pilot-member table:name="7423.957" table:display="true" table:show-details="true"/>
                <table:data-pilot-member table:name="7457.916" table:display="true" table:show-details="true"/>
                <table:data-pilot-member table:name="7471.659" table:display="true" table:show-details="true"/>
                <table:data-pilot-member table:name="29718.903" table:display="true" table:show-details="true"/>
                <table:data-pilot-member table:name="29838.024" table:display="true" table:show-details="true"/>
                <table:data-pilot-member table:name="30055.759" table:display="true" table:show-details="true"/>
                <table:data-pilot-member table:name="30164.562" table:display="true" table:show-details="true"/>
                <table:data-pilot-member table:name="30183.489" table:display="true" table:show-details="true"/>
                <table:data-pilot-member table:name="30196.712" table:display="true" table:show-details="true"/>
                <table:data-pilot-member table:name="30518.09" table:display="true" table:show-details="true"/>
                <table:data-pilot-member table:name="30598.664" table:display="true" table:show-details="true"/>
                <table:data-pilot-member table:name="30705.432" table:display="true" table:show-details="true"/>
                <table:data-pilot-member table:name="30745.787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2T11:45:08.553607994</dc:date>
    <meta:editing-duration>PT1M44S</meta:editing-duration>
    <meta:editing-cycles>1</meta:editing-cycles>
    <meta:document-statistic meta:table-count="2" meta:cell-count="1683" meta:object-count="0"/>
  </office:meta>
</office:document-meta>
</file>